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cm" fo:margin-right="0cm" fo:text-align="center" style:justify-single-word="false" fo:text-indent="0cm" style:auto-text-indent="false"/>
    </style:style>
    <style:style style:name="P3" style:family="paragraph" style:parent-style-name="Default_20_Text">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4" style:family="paragraph" style:parent-style-name="Default_20_Text">
      <style:paragraph-properties fo:margin-left="0cm" fo:margin-right="0cm" fo:margin-top="0cm" fo:margin-bottom="0cm" fo:text-indent="0cm" style:auto-text-indent="false"/>
      <style:text-properties style:font-name="Arial Narrow" fo:font-size="14pt" fo:font-style="normal" fo:font-weight="normal" style:font-size-asian="14pt" style:font-style-asian="normal" style:font-size-complex="14pt" style:font-style-complex="normal"/>
    </style:style>
    <style:style style:name="P5" style:family="paragraph" style:parent-style-name="Text_20_Body_20_Single">
      <style:paragraph-properties fo:margin-left="0cm" fo:margin-right="0cm" fo:margin-top="0cm" fo:margin-bottom="0cm" fo:text-indent="0cm" style:auto-text-indent="false"/>
      <style:text-properties fo:font-style="italic" style:font-style-asian="italic" style:font-style-complex="italic"/>
    </style:style>
    <style:style style:name="P6" style:family="paragraph" style:parent-style-name="Text_20_Body_20_Single">
      <style:paragraph-properties fo:margin-left="0cm" fo:margin-right="0cm" fo:margin-top="0cm" fo:margin-bottom="0cm" fo:text-indent="0cm" style:auto-text-indent="false"/>
      <style:text-properties fo:font-style="normal" style:font-style-asian="italic" style:font-style-complex="italic"/>
    </style:style>
    <style:style style:name="P7" style:family="paragraph" style:parent-style-name="Default_20_Text">
      <style:paragraph-properties fo:margin-left="0cm" fo:margin-right="0cm" fo:text-indent="0cm" style:auto-text-indent="false"/>
    </style:style>
    <style:style style:name="P8" style:family="paragraph" style:parent-style-name="Default_20_Text">
      <style:paragraph-properties fo:margin-left="0cm" fo:margin-right="0cm" fo:text-indent="0cm"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cm" fo:margin-right="0cm" fo:text-indent="0cm" style:auto-text-indent="false"/>
      <style:text-properties fo:font-style="italic" style:font-style-asian="normal" style:font-style-complex="normal"/>
    </style:style>
    <style:style style:name="P10" style:family="paragraph" style:parent-style-name="Default_20_Text">
      <style:paragraph-properties fo:margin-left="0cm" fo:margin-right="0cm" fo:text-indent="0cm" style:auto-text-indent="false"/>
      <style:text-properties fo:font-style="normal" style:font-style-asian="normal" style:font-style-complex="normal"/>
    </style:style>
    <style:style style:name="P11" style:family="paragraph" style:parent-style-name="Date">
      <style:paragraph-properties fo:margin-left="6.35cm" fo:margin-right="0cm" fo:text-indent="0cm" style:auto-text-indent="false"/>
    </style:style>
    <style:style style:name="P12" style:family="paragraph" style:parent-style-name="Default_20_Text">
      <style:paragraph-properties>
        <style:tab-stops>
          <style:tab-stop style:position="1.27cm"/>
          <style:tab-stop style:position="14.016cm" style:type="right" style:leader-style="dotted" style:leader-text="."/>
        </style:tab-stops>
      </style:paragraph-properties>
    </style:style>
    <style:style style:name="P1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Default_20_Text">
      <style:paragraph-properties fo:text-align="start" style:justify-single-word="false" style:text-autospace="none"/>
    </style:style>
    <style:style style:name="P15" style:family="paragraph" style:parent-style-name="Default_20_Text">
      <style:text-properties fo:font-weight="bold"/>
    </style:style>
    <style:style style:name="P16" style:family="paragraph" style:parent-style-name="Default_20_Text">
      <style:text-properties style:font-name="Times New Roman1" fo:font-size="12pt" style:font-name-asian="Times New Roman1" style:font-size-asian="12pt" style:font-name-complex="Times New Roman1" style:font-size-complex="12pt"/>
    </style:style>
    <style:style style:name="P17" style:family="paragraph" style:parent-style-name="Default_20_Text">
      <style:paragraph-properties fo:margin-left="1.27cm" fo:margin-right="0cm" fo:text-indent="0cm" style:auto-text-indent="false"/>
      <style:text-properties fo:font-style="italic" style:font-style-asian="italic" style:font-style-complex="italic"/>
    </style:style>
    <style:style style:name="P18" style:family="paragraph" style:parent-style-name="Default_20_Text">
      <style:paragraph-properties fo:margin-left="1.27cm" fo:margin-right="0cm" fo:text-indent="0cm" style:auto-text-indent="false"/>
      <style:text-properties fo:font-style="italic" style:font-style-asian="normal" style:font-style-complex="normal"/>
    </style:style>
    <style:style style:name="P19" style:family="paragraph" style:parent-style-name="Text_20_Body_20_Single">
      <style:paragraph-properties fo:margin-left="1.27cm" fo:margin-right="0cm" fo:margin-top="0cm" fo:margin-bottom="0cm" fo:text-indent="0cm" style:auto-text-indent="false"/>
    </style:style>
    <style:style style:name="P20" style:family="paragraph" style:parent-style-name="Text_20_Body_20_Single">
      <style:paragraph-properties fo:margin-left="1.27cm" fo:margin-right="0cm" fo:margin-top="0cm" fo:margin-bottom="0cm" fo:text-indent="0cm" style:auto-text-indent="false"/>
      <style:text-properties style:font-name="Times New Roman"/>
    </style:style>
    <style:style style:name="P21" style:family="paragraph" style:parent-style-name="Text_20_Body_20_Single">
      <style:paragraph-properties fo:margin-left="1.27cm" fo:margin-right="0cm" fo:margin-top="0cm" fo:margin-bottom="0cm" fo:text-indent="0cm" style:auto-text-indent="false"/>
      <style:text-properties style:font-name="Times New Roman" fo:font-style="italic" fo:font-weight="normal" style:font-style-asian="italic" style:font-weight-asian="normal" style:font-style-complex="italic" style:font-weight-complex="normal"/>
    </style:style>
    <style:style style:name="P22" style:family="paragraph" style:parent-style-name="Text_20_Body_20_Single">
      <style:paragraph-properties fo:margin-left="1.27cm" fo:margin-right="0cm" fo:margin-top="0cm" fo:margin-bottom="0cm" fo:text-indent="0cm" style:auto-text-indent="false"/>
      <style:text-properties style:font-name="Times New Roman" fo:font-style="italic" style:font-style-asian="italic" style:font-style-complex="italic"/>
    </style:style>
    <style:style style:name="P23" style:family="paragraph" style:parent-style-name="Text_20_Body_20_Single">
      <style:paragraph-properties fo:margin-left="1.27cm" fo:margin-right="0cm" fo:margin-top="0cm" fo:margin-bottom="0cm" fo:text-indent="0cm" style:auto-text-indent="false"/>
      <style:text-properties style:font-name="Times New Roman" fo:font-size="12pt" fo:font-style="normal" style:font-size-asian="12pt" style:font-style-asian="normal" style:font-size-complex="12pt" style:font-style-complex="normal"/>
    </style:style>
    <style:style style:name="P24" style:family="paragraph" style:parent-style-name="Text_20_Body_20_Single">
      <style:paragraph-properties fo:margin-left="1.27cm" fo:margin-right="0cm" fo:margin-top="0cm" fo:margin-bottom="0cm" fo:text-indent="0cm" style:auto-text-indent="false"/>
      <style:text-properties style:font-name="Times New Roman" fo:font-size="12pt" fo:font-style="italic" style:font-size-asian="12pt" style:font-style-asian="italic" style:font-size-complex="12pt" style:font-style-complex="italic"/>
    </style:style>
    <style:style style:name="P25" style:family="paragraph" style:parent-style-name="Text_20_Body_20_Single">
      <style:paragraph-properties fo:margin-left="1.27cm" fo:margin-right="0cm" fo:margin-top="0cm" fo:margin-bottom="0cm" fo:text-indent="0cm" style:auto-text-indent="false"/>
      <style:text-properties style:font-name="Times New Roman" fo:font-size="16pt" fo:font-style="normal" fo:font-weight="normal" style:font-size-asian="12pt" style:font-style-asian="italic" style:font-size-complex="12pt" style:font-style-complex="italic"/>
    </style:style>
    <style:style style:name="P26" style:family="paragraph" style:parent-style-name="Text_20_Body_20_Single">
      <style:paragraph-properties fo:margin-left="1.27cm" fo:margin-right="0cm" fo:margin-top="0cm" fo:margin-bottom="0cm" fo:text-indent="0cm" style:auto-text-indent="false"/>
      <style:text-properties fo:font-style="italic" style:font-style-asian="italic" style:font-style-complex="italic"/>
    </style:style>
    <style:style style:name="P27" style:family="paragraph" style:parent-style-name="Text_20_Body_20_Single">
      <style:paragraph-properties fo:margin-left="1.27cm" fo:margin-right="0cm" fo:margin-top="0cm" fo:margin-bottom="0cm" fo:text-indent="0cm" style:auto-text-indent="false"/>
      <style:text-properties fo:font-style="normal" fo:font-weight="normal" style:font-style-asian="italic" style:font-style-complex="italic"/>
    </style:style>
    <style:style style:name="P28" style:family="paragraph" style:parent-style-name="Text_20_Body_20_Single">
      <style:paragraph-properties fo:margin-left="1.27cm" fo:margin-right="0cm" fo:margin-top="0cm" fo:margin-bottom="0cm" fo:text-indent="0cm" style:auto-text-indent="false"/>
      <style:text-properties fo:font-style="normal" fo:font-weight="bold" style:font-style-asian="italic" style:font-style-complex="italic"/>
    </style:style>
    <style:style style:name="P29" style:family="paragraph" style:parent-style-name="Text_20_Body_20_Single">
      <style:paragraph-properties fo:margin-left="1.27cm" fo:margin-right="0cm" fo:margin-top="0cm" fo:margin-bottom="0cm" fo:text-indent="0cm" style:auto-text-indent="false"/>
      <style:text-properties style:font-name="Courier New3" fo:font-size="10pt" fo:font-style="italic" fo:background-color="transparent" style:font-size-asian="12pt" style:font-style-asian="italic" style:font-size-complex="12pt" style:font-style-complex="italic"/>
    </style:style>
    <style:style style:name="P30" style:family="paragraph" style:parent-style-name="Text_20_body">
      <style:paragraph-properties fo:margin-left="1.27cm" fo:margin-right="0cm" fo:margin-top="0cm" fo:margin-bottom="0cm" fo:text-indent="0cm" style:auto-text-indent="false"/>
    </style:style>
    <style:style style:name="P31" style:family="paragraph" style:parent-style-name="Text_20_Body_20_Single">
      <style:paragraph-properties fo:margin-top="0cm" fo:margin-bottom="0cm"/>
    </style:style>
    <style:style style:name="P32" style:family="paragraph" style:parent-style-name="Text_20_Body_20_Single">
      <style:paragraph-properties fo:margin-top="0cm" fo:margin-bottom="0cm"/>
      <style:text-properties style:font-name="Times New Roman"/>
    </style:style>
    <style:style style:name="P33" style:family="paragraph" style:parent-style-name="Text_20_Body_20_Single">
      <style:paragraph-properties fo:margin-top="0cm" fo:margin-bottom="0cm"/>
      <style:text-properties style:font-name="Times New Roman" fo:font-style="italic" style:font-style-asian="italic" style:font-style-complex="italic"/>
    </style:style>
    <style:style style:name="P34" style:family="paragraph" style:parent-style-name="Text_20_Body_20_Single">
      <style:paragraph-properties fo:margin-top="0cm" fo:margin-bottom="0cm"/>
      <style:text-properties fo:font-style="italic" style:font-style-asian="italic" style:font-style-complex="italic"/>
    </style:style>
    <style:style style:name="P35" style:family="paragraph" style:parent-style-name="Text_20_Body_20_Single">
      <style:paragraph-properties fo:margin-top="0cm" fo:margin-bottom="0cm"/>
      <style:text-properties fo:font-style="italic" fo:font-weight="normal" style:font-style-asian="italic" style:font-style-complex="italic"/>
    </style:style>
    <style:style style:name="P36" style:family="paragraph" style:parent-style-name="Text_20_Body_20_Single">
      <style:paragraph-properties fo:margin-top="0cm" fo:margin-bottom="0cm"/>
      <style:text-properties fo:font-size="10pt" fo:font-style="italic" fo:background-color="transparent" style:font-style-asian="italic" style:font-style-complex="italic"/>
    </style:style>
    <style:style style:name="P37" style:family="paragraph" style:parent-style-name="Default_20_Text">
      <style:paragraph-properties fo:margin-top="0cm" fo:margin-bottom="0cm"/>
      <style:text-properties style:font-name="Times New Roman"/>
    </style:style>
    <style:style style:name="P38" style:family="paragraph" style:parent-style-name="Body_20_Text_20_First_20_Indent">
      <style:paragraph-properties fo:margin-left="1.27cm" fo:margin-right="0cm" fo:text-indent="0.37cm" style:auto-text-indent="false"/>
      <style:text-properties fo:font-size="10pt" fo:font-style="italic" fo:background-color="transparent" style:font-style-asian="italic" style:font-style-complex="italic"/>
    </style:style>
    <style:style style:name="P39" style:family="paragraph" style:parent-style-name="Text_20_Body_20_Single">
      <style:paragraph-properties fo:margin-left="2.54cm" fo:margin-right="0cm" fo:margin-top="0cm" fo:margin-bottom="0cm" fo:text-indent="0cm" style:auto-text-indent="false"/>
      <style:text-properties fo:font-style="italic" style:font-style-asian="italic" style:font-style-complex="italic"/>
    </style:style>
    <style:style style:name="P40" style:family="paragraph" style:parent-style-name="Default_20_Text">
      <style:paragraph-properties fo:margin-left="-0.617cm" fo:margin-right="0cm" fo:text-indent="0cm" style:auto-text-indent="false"/>
      <style:text-properties style:font-name="Times New Roman"/>
    </style:style>
    <style:style style:name="P41" style:family="paragraph" style:parent-style-name="Default_20_Text">
      <style:paragraph-properties fo:margin-left="-0.617cm" fo:margin-right="0cm" fo:text-indent="0cm" style:auto-text-indent="false"/>
      <style:text-properties style:font-name="Times New Roman" fo:font-size="12pt" fo:font-style="italic" style:font-size-asian="12pt" style:font-style-asian="italic" style:font-size-complex="12pt" style:font-style-complex="italic"/>
    </style:style>
    <style:style style:name="P42" style:family="paragraph" style:parent-style-name="Default_20_Text">
      <style:paragraph-properties fo:margin-left="0cm" fo:margin-right="0cm" fo:margin-top="0cm" fo:margin-bottom="0cm" fo:line-height="100%" fo:text-indent="-0.635cm"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3"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44" style:family="paragraph" style:parent-style-name="Contents_20_2">
      <style:paragraph-properties>
        <style:tab-stops>
          <style:tab-stop style:position="14.034cm" style:type="right" style:leader-style="dotted" style:leader-text="."/>
        </style:tab-stops>
      </style:paragraph-properties>
    </style:style>
    <style:style style:name="P45" style:family="paragraph" style:parent-style-name="Standard" style:list-style-name="L2">
      <style:paragraph-properties fo:margin-top="0cm" fo:margin-bottom="0cm"/>
      <style:text-properties style:font-name="Times New Roman" fo:background-color="transparent"/>
    </style:style>
    <style:style style:name="P46"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47" style:family="paragraph" style:parent-style-name="Body_20_Text_20_First_20_Indent" style:list-style-name="L7">
      <style:paragraph-properties fo:margin-left="0cm" fo:margin-right="0cm" fo:text-indent="0cm" style:auto-text-indent="false"/>
    </style:style>
    <style:style style:name="P48" style:family="paragraph" style:parent-style-name="Body_20_Text_20_First_20_Indent" style:list-style-name="L5"/>
    <style:style style:name="P49" style:family="paragraph" style:parent-style-name="Body_20_Text_20_First_20_Indent" style:list-style-name="L5">
      <style:text-properties fo:font-style="italic" style:font-style-asian="italic" style:font-style-complex="italic"/>
    </style:style>
    <style:style style:name="P50" style:family="paragraph" style:parent-style-name="Text_20_Body_20_Single" style:list-style-name="L1">
      <style:paragraph-properties fo:margin-top="0cm" fo:margin-bottom="0cm"/>
      <style:text-properties style:font-name="Times New Roman"/>
    </style:style>
    <style:style style:name="P51" style:family="paragraph" style:parent-style-name="Text_20_Body_20_Single" style:list-style-name="L2">
      <style:paragraph-properties fo:margin-top="0cm" fo:margin-bottom="0cm"/>
      <style:text-properties style:font-name="Times New Roman"/>
    </style:style>
    <style:style style:name="P52" style:family="paragraph" style:parent-style-name="Text_20_Body_20_Single" style:list-style-name="L2">
      <style:paragraph-properties fo:margin-top="0cm" fo:margin-bottom="0cm"/>
      <style:text-properties style:font-name="Times New Roman" fo:font-style="normal" fo:font-weight="bold"/>
    </style:style>
    <style:style style:name="P53" style:family="paragraph" style:parent-style-name="Text_20_Body_20_Single" style:list-style-name="L2">
      <style:paragraph-properties fo:margin-top="0cm" fo:margin-bottom="0cm"/>
      <style:text-properties style:font-name="Times New Roman" fo:font-size="12pt" fo:font-style="normal" fo:background-color="transparent" style:font-style-asian="italic" style:font-style-complex="italic"/>
    </style:style>
    <style:style style:name="P54" style:family="paragraph" style:parent-style-name="Text_20_Body_20_Single" style:list-style-name="L2">
      <style:paragraph-properties fo:margin-top="0cm" fo:margin-bottom="0cm"/>
      <style:text-properties style:font-name="Times New Roman" fo:font-size="12pt" fo:font-style="normal" fo:background-color="transparent" style:font-size-asian="12pt" style:font-style-asian="italic" style:font-size-complex="12pt" style:font-style-complex="italic"/>
    </style:style>
    <style:style style:name="P55" style:family="paragraph" style:parent-style-name="Text_20_Body_20_Single" style:list-style-name="L1">
      <style:paragraph-properties fo:margin-top="0cm" fo:margin-bottom="0cm"/>
    </style:style>
    <style:style style:name="P56" style:family="paragraph" style:parent-style-name="Text_20_Body_20_Single" style:list-style-name="L2">
      <style:paragraph-properties fo:margin-top="0cm" fo:margin-bottom="0cm"/>
    </style:style>
    <style:style style:name="P57" style:family="paragraph" style:parent-style-name="Text_20_Body_20_Single" style:list-style-name="L2">
      <style:paragraph-properties fo:margin-top="0cm" fo:margin-bottom="0cm"/>
      <style:text-properties fo:font-style="italic" style:font-style-asian="italic" style:font-style-complex="italic"/>
    </style:style>
    <style:style style:name="P58" style:family="paragraph" style:parent-style-name="Text_20_Body_20_Single" style:list-style-name="L3">
      <style:paragraph-properties fo:margin-top="0cm" fo:margin-bottom="0cm"/>
      <style:text-properties fo:font-style="italic" style:font-style-asian="italic" style:font-style-complex="italic"/>
    </style:style>
    <style:style style:name="P59" style:family="paragraph" style:parent-style-name="Text_20_Body_20_Single" style:list-style-name="L2">
      <style:paragraph-properties fo:margin-top="0cm" fo:margin-bottom="0cm"/>
      <style:text-properties fo:font-size="10pt" fo:font-style="italic" fo:background-color="transparent" style:font-style-asian="italic" style:font-style-complex="italic"/>
    </style:style>
    <style:style style:name="P60" style:family="paragraph" style:parent-style-name="Text_20_Body_20_Single" style:list-style-name="L3">
      <style:paragraph-properties fo:margin-top="0cm" fo:margin-bottom="0cm"/>
    </style:style>
    <style:style style:name="P61" style:family="paragraph" style:parent-style-name="Text_20_Body_20_Single" style:list-style-name="L3">
      <style:paragraph-properties fo:margin-top="0cm" fo:margin-bottom="0cm" fo:orphans="2" fo:widows="2" style:writing-mode="lr-tb"/>
    </style:style>
    <style:style style:name="P62" style:family="paragraph" style:parent-style-name="Text_20_Body_20_Single" style:list-style-name="L2">
      <style:paragraph-properties fo:margin-left="0cm" fo:margin-right="0cm" fo:margin-top="0cm" fo:margin-bottom="0cm" fo:text-indent="0cm" style:auto-text-indent="false"/>
    </style:style>
    <style:style style:name="P63" style:family="paragraph" style:parent-style-name="Text_20_Body_20_Single" style:list-style-name="L2">
      <style:paragraph-properties fo:margin-left="0cm" fo:margin-right="0cm" fo:margin-top="0cm" fo:margin-bottom="0cm" fo:text-indent="0cm" style:auto-text-indent="false"/>
      <style:text-properties fo:font-style="italic" style:font-style-asian="italic" style:font-style-complex="italic"/>
    </style:style>
    <style:style style:name="P64" style:family="paragraph" style:parent-style-name="Text_20_Body_20_Single" style:list-style-name="L3">
      <style:paragraph-properties fo:margin-left="0cm" fo:margin-right="0cm" fo:margin-top="0cm" fo:margin-bottom="0cm" fo:text-indent="0cm" style:auto-text-indent="false"/>
      <style:text-properties fo:font-style="italic" style:font-style-asian="italic" style:font-style-complex="italic"/>
    </style:style>
    <style:style style:name="P65" style:family="paragraph" style:parent-style-name="Text_20_Body_20_Single" style:list-style-name="L3">
      <style:paragraph-properties fo:margin-left="0cm" fo:margin-right="0cm" fo:margin-top="0cm" fo:margin-bottom="0cm" fo:text-indent="0cm" style:auto-text-indent="false"/>
      <style:text-properties fo:font-style="normal" style:font-style-asian="normal" style:font-style-complex="normal"/>
    </style:style>
    <style:style style:name="P66" style:family="paragraph" style:parent-style-name="Text_20_Body_20_Single" style:list-style-name="L2">
      <style:paragraph-properties fo:margin-left="1.27cm" fo:margin-right="0cm" fo:margin-top="0cm" fo:margin-bottom="0cm" fo:text-indent="0cm" style:auto-text-indent="false"/>
    </style:style>
    <style:style style:name="P67" style:family="paragraph" style:parent-style-name="Text_20_Body_20_Single" style:list-style-name="L2">
      <style:paragraph-properties fo:margin-left="1.27cm" fo:margin-right="0cm" fo:margin-top="0cm" fo:margin-bottom="0cm" fo:text-indent="0cm" style:auto-text-indent="false"/>
      <style:text-properties style:font-name="Times New Roman"/>
    </style:style>
    <style:style style:name="P68" style:family="paragraph" style:parent-style-name="Default_20_Text" style:list-style-name="L2"/>
    <style:style style:name="P6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70"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71" style:family="paragraph" style:parent-style-name="Default_20_Text" style:list-style-name="L6"/>
    <style:style style:name="P72" style:family="paragraph" style:parent-style-name="Default_20_Text" style:list-style-name="RTF_5f_Num_20_4">
      <style:paragraph-properties fo:margin-left="0cm" fo:margin-right="0cm" fo:margin-top="0cm" fo:margin-bottom="0cm" fo:line-height="100%" fo:text-indent="-0.635cm" style:auto-text-indent="false" style:text-autospace="none" style:writing-mode="lr-tb">
        <style:tab-stops/>
      </style:paragraph-properties>
    </style:style>
    <style:style style:name="P73" style:family="paragraph" style:parent-style-name="Default_20_Text" style:list-style-name="L4">
      <style:paragraph-properties fo:margin-left="0cm" fo:margin-right="0cm" fo:text-indent="0cm" style:auto-text-indent="false"/>
    </style:style>
    <style:style style:name="P74" style:family="paragraph" style:parent-style-name="Default_20_Text" style:list-style-name="L4">
      <style:paragraph-properties fo:margin-left="0cm" fo:margin-right="0cm" fo:text-indent="0cm"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75" style:family="paragraph" style:parent-style-name="Default_20_Text" style:list-style-name="L4">
      <style:paragraph-properties fo:margin-left="0cm" fo:margin-right="0cm" fo:text-indent="0cm" style:auto-text-indent="false"/>
      <style:text-properties style:font-name="Times New Roman" fo:font-size="12pt" fo:font-style="normal" style:font-size-asian="12pt" style:font-style-asian="normal" style:font-size-complex="12pt" style:font-style-complex="normal"/>
    </style:style>
    <style:style style:name="P76" style:family="paragraph" style:parent-style-name="Default_20_Text" style:list-style-name="L4">
      <style:paragraph-properties fo:margin-left="0cm" fo:margin-right="0cm" fo:text-indent="0cm" style:auto-text-indent="false"/>
      <style:text-properties style:font-name="Times New Roman" fo:font-size="12pt" style:font-size-asian="12pt" style:font-size-complex="12pt"/>
    </style:style>
    <style:style style:name="P77" style:family="paragraph" style:parent-style-name="Default_20_Text" style:list-style-name="L4">
      <style:paragraph-properties fo:margin-left="0cm" fo:margin-right="0cm" fo:text-indent="0cm" style:auto-text-indent="false"/>
      <style:text-properties style:font-name="Times New Roman" fo:font-size="12pt" fo:font-style="italic" style:font-size-asian="12pt" style:font-style-asian="italic" style:font-size-complex="12pt" style:font-style-complex="italic"/>
    </style:style>
    <style:style style:name="P78" style:family="paragraph" style:parent-style-name="Default_20_Text" style:list-style-name="L4">
      <style:paragraph-properties fo:margin-left="0cm" fo:margin-right="0cm" fo:text-indent="0cm" style:auto-text-indent="false"/>
      <style:text-properties style:font-name="Courier New1" fo:font-size="9pt" style:font-size-asian="9pt" style:font-size-complex="9pt"/>
    </style:style>
    <style:style style:name="P79" style:family="paragraph" style:parent-style-name="Default_20_Text" style:list-style-name="L8">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80" style:family="paragraph" style:parent-style-name="Heading_20_2">
      <style:paragraph-properties fo:margin-left="0cm" fo:margin-right="0cm" fo:margin-top="0cm" fo:margin-bottom="0cm" fo:text-indent="0cm" style:auto-text-indent="false"/>
      <style:text-properties style:font-name="Arial Black" fo:font-size="14pt" fo:font-style="italic" fo:font-weight="normal" style:font-size-asian="14pt" style:font-style-asian="italic" style:font-size-complex="14pt"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italic" style:font-weight-asian="normal" style:font-style-complex="italic" style:font-weight-complex="normal"/>
    </style:style>
    <style:style style:name="T7" style:family="text">
      <style:text-properties fo:font-style="normal" style:font-style-asian="italic" style:font-style-complex="italic"/>
    </style:style>
    <style:style style:name="T8" style:family="text">
      <style:text-properties fo:font-style="normal" fo:font-weight="bold" style:font-style-asian="italic" style:font-style-complex="italic"/>
    </style:style>
    <style:style style:name="T9" style:family="text">
      <style:text-properties fo:font-style="normal" style:language-asian="zh" style:country-asian="CN" style:font-style-asian="normal" style:font-style-complex="normal"/>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2" style:family="text">
      <style:text-properties fo:font-weight="normal" style:font-weight-asian="normal" style:font-weight-complex="normal"/>
    </style:style>
    <style:style style:name="T43" style:family="text">
      <style:text-properties style:font-name="Times New Roman2" fo:font-style="italic" fo:background-color="transparent" style:font-size-asian="9pt" style:font-style-asian="italic" style:font-size-complex="9pt" style:font-style-complex="italic"/>
    </style:style>
    <style:style style:name="T44" style:family="text">
      <style:text-properties style:font-name="Courier New1" fo:font-size="9pt" style:font-size-asian="9pt" style:font-size-complex="9pt"/>
    </style:style>
    <style:style style:name="T45" style:family="text">
      <style:text-properties style:font-name="Times New Roman3" fo:font-size="12pt" fo:font-style="italic" fo:background-color="transparent" style:font-size-asian="9pt" style:font-style-asian="italic" style:font-size-complex="9pt" style:font-style-complex="italic"/>
    </style:style>
    <style:style style:name="T46" style:family="text">
      <style:text-properties style:font-name="Times New Roman3" fo:font-style="normal" fo:background-color="transparent" style:font-style-asian="normal" style:font-style-complex="normal"/>
    </style:style>
    <style:style style:name="T47" style:family="text">
      <style:text-properties style:font-name="Times New Roman3" fo:font-style="normal" fo:background-color="transparent" style:language-asian="zh" style:country-asian="CN" style:font-style-asian="normal" style:font-style-complex="normal"/>
    </style:style>
    <style:style style:name="T48" style:family="text">
      <style:text-properties style:font-name="Times New Roman3" fo:font-style="italic" fo:background-color="transparent" style:language-asian="zh" style:country-asian="CN" style:font-style-asian="italic" style:font-style-complex="italic"/>
    </style:style>
    <style:style style:name="T49" style:family="text">
      <style:text-properties style:font-style-asian="italic" style:font-style-complex="italic"/>
    </style:style>
    <style:style style:name="fr1" style:family="graphic" style:parent-style-name="Frame">
      <style:graphic-properties fo:margin-left="0cm" fo:margin-right="0cm" fo:margin-top="0cm" fo:margin-bottom="0cm" style:wrap="run-through" style:number-wrapped-paragraphs="no-limit" style:vertical-pos="top" style:vertical-rel="paragraph-content" style:horizontal-pos="right" style:horizontal-rel="paragraph-content"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XCAT 2 MySQL Setup</text:p>
      <text:p text:style-name="P2"><text:s/></text:p>
      <text:p text:style-name="P11">Date: 11/2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text:table-of-content-entry-template>
          <text:index-source-styles text:outline-level="1">
            <text:index-source-style text:style-name="Title"/>
          </text:index-source-styles>
        </text:table-of-content-source>
        <text:index-body>
          <text:p text:style-name="P43"><text:a xlink:type="simple" xlink:href="#1.Switch to  MySQL on the Management Node|outline">1.0 Switch to <text:s/>MySQL on the Management Node<text:tab/>1</text:a></text:p>
          <text:p text:style-name="P44"><text:a xlink:type="simple" xlink:href="#1.1.Install MySQL|outline">1.1 Install MySQL<text:tab/>1</text:a></text:p>
          <text:p text:style-name="P44"><text:a xlink:type="simple" xlink:href="#1.2.Configure and migrate xCAT  to MySQL using mysqlsetup script|outline">1.2 Configure and migrate xCAT <text:s/>to MySQL using mysqlsetup script<text:tab/>3</text:a></text:p>
          <text:p text:style-name="P44"><text:a xlink:type="simple" xlink:href="#1.3.Configure MySQL manually|outline">1.3 Configure MySQL manually<text:tab/>3</text:a></text:p>
          <text:p text:style-name="P44"><text:a xlink:type="simple" xlink:href="#1.4.Migrate xCAT data to MySQL|outline">1.4 Migrate xCAT data to MySQL<text:tab/>8</text:a></text:p>
          <text:p text:style-name="P44"><text:a xlink:type="simple" xlink:href="#1.5.Add ODBC support|outline">1.5 Add ODBC support<text:tab/>9</text:a></text:p>
          <text:p text:style-name="P44"><text:a xlink:type="simple" xlink:href="#1.6.Removing MySQL xcatd database|outline">1.6 Removing MySQL xcatd database<text:tab/>13</text:a></text:p>
          <text:p text:style-name="P44"><text:a xlink:type="simple" xlink:href="#1.7.Migrate to new level MySQL|outline">1.7 Migrate to new level MySQL<text:tab/>14</text:a></text:p>
          <text:p text:style-name="P44"><text:a xlink:type="simple" xlink:href="#1.8.References|outline">1.8 References<text:tab/>14</text:a></text:p>
        </text:index-body>
      </text:table-of-content>
      <text:p text:style-name="P12"/>
      <text:p text:style-name="P13"/>
      <text:p text:style-name="P14"/>
      <text:h text:style-name="Heading_20_1" text:outline-level="1">Switch to <text:s/>MySQL on the Management Node</text:h>
      <text:p text:style-name="Default_20_Text"/>
      <text:list xml:id="list32137525" text:style-name="RTF_5f_Num_20_4">
        <text:list-header>
          <text:p text:style-name="P72">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6"><text:a xlink:type="simple" xlink:href="http://dev.mysql.com/doc/refman/5.1/en/index.html">http://dev.mysql.com/doc/refman/5.1/en/index.html</text:a></text:p>
      <text:p text:style-name="P16"/>
      <text:p text:style-name="P42"><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P7">On AIX: The xCAT RPM called<text:span text:style-name="T2"> xcat-mysql</text:span> is provided to help simplify the installation of MySQL on an AIX system. Download the x<text:span text:style-name="T2">cat-mysql-2.*.gz. </text:span><text:span text:style-name="T5">From this website:</text:span><text:span text:style-name="T2"> </text:span><text:line-break/><text:line-break/><text:a xlink:type="simple" xlink:href="https://sourceforge.net/projects/xcat/files/">https://sourceforge.net/projects/xcat/files/</text:a></text:p>
      <text:p text:style-name="P7"><text:line-break/>Unzip and untar it in the location of your choice. The <text:span text:style-name="T2">xcat-mysql </text:span><text:span text:style-name="T5">post processing will automatically unwrap MySQL in the </text:span><text:span text:style-name="T2">/usr/local </text:span><text:span text:style-name="T5">directory and will create a link for </text:span><text:span text:style-name="T2">/usr/local/mysql</text:span><text:span text:style-name="T5">. It will also update the PATH environment variable in the</text:span><text:span text:style-name="T2"> /etc/profile</text:span><text:span text:style-name="T5"> file.<text:line-break/><text:line-break/> <text:s text:c="11"/></text:span><text:span text:style-name="T2">gunzip <text:s/>xcat-mysql-2*.gz</text:span></text:p>
      <text:p text:style-name="P17">tar -xvf xcat-mysql-2*.tar</text:p>
      <text:p text:style-name="P17">./instmysql <text:line-break/></text:p>
      <text:p text:style-name="P10">On Redhat/Fedora: MySQL comes as part of the OS. Ensure that the following rpms are installed on your Management <text:s/>Node:<text:line-break/><text:line-break/> <text:s text:c="11"/><text:span text:style-name="T2">perl-DBD-MySQL*</text:span></text:p>
      <text:p text:style-name="P17">mysql-server-5.*</text:p>
      <text:p text:style-name="P17">mysql-5.*</text:p>
      <text:p text:style-name="P17">mysql-devel-5.*</text:p>
      <text:p text:style-name="P17">mysql-bench-5.*</text:p>
      <text:p text:style-name="P17">mysql-5.*</text:p>
      <text:p text:style-name="P17">mysql-connector-odbc-*</text:p>
      <text:p text:style-name="P17">mysql-devel-5.*</text:p>
      <text:p text:style-name="P17"/>
      <text:p text:style-name="P10">On SLES: MySQL comes as part of the OS. Ensure that the following rpms are installed on your Management <text:s/>Node:<text:line-break/></text:p>
      <text:p text:style-name="P18">mysql-client-5*</text:p>
      <text:p text:style-name="P9"><text:s text:c="12"/>libmysqlclient_r15*</text:p>
      <text:p text:style-name="P18">libqt4-sql-mysql-4*</text:p>
      <text:p text:style-name="P18">libmysqlclient15-5*</text:p>
      <text:p text:style-name="P18">perl-DBD-mysql-4*</text:p>
      <text:p text:style-name="P18">mysql-5*</text:p>
      <text:h text:style-name="Heading_20_2" text:outline-level="2" text:is-list-header="true"/>
      <text:p text:style-name="Default_20_Text"/>
      <text:h text:style-name="Heading_20_2" text:outline-level="2"><text:soft-page-break/>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
      <text:h text:style-name="Heading_20_2" text:outline-level="2"><text:reference-mark-start text:name="Configure MySQL manually"/>Configure MySQL manually<text:reference-mark-end text:name="Configure MySQL manually"/></text:h>
      <text:h text:style-name="Heading_20_2" text:outline-level="2" text:is-list-header="true"/>
      <text:p text:style-name="Default_20_Text"/>
      <text:p text:style-name="P32">This section takes you through setting up the the MySQL environment, starting the server and connecting to the interactive <text:span text:style-name="T10">program</text:span> to create server definitions and perform queries.</text:p>
      <text:p text:style-name="P32"/>
      <text:p text:style-name="P32">This example assumes:</text:p>
      <text:p text:style-name="P32"/>
      <text:list xml:id="list32137078" text:style-name="L1">
        <text:list-item>
          <text:p text:style-name="P50">Management Node: <text:span text:style-name="T2">mn20</text:span></text:p>
        </text:list-item>
        <text:list-item>
          <text:p text:style-name="P50">xCAT <text:span text:style-name="T10">database name</text:span>:<text:span text:style-name="T2"> xcatdb</text:span></text:p>
        </text:list-item>
        <text:list-item>
          <text:p text:style-name="P55"><text:span text:style-name="T11">Database user id used by xCAT for access: </text:span><text:span text:style-name="T12">xcatadmin</text:span></text:p>
        </text:list-item>
        <text:list-item>
          <text:p text:style-name="P55"><text:span text:style-name="T11">Database password for xcatadmin: </text:span><text:span text:style-name="T12">xcat201</text:span></text:p>
        </text:list-item>
      </text:list>
      <text:p text:style-name="P32"/>
      <text:p text:style-name="P32">Substitute your addresses and desired database administration, password and database name as appropriate.</text:p>
      <text:p text:style-name="P32"><text:s/><text:span text:style-name="T35">All of the following steps should be run logged into the Management Node as root. <text:s/></text:span></text:p>
      <text:p text:style-name="P32"/>
      <text:list xml:id="list32159532" text:style-name="L2">
        <text:list-item>
          <text:p text:style-name="P62"><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mkuser pgrp=mysql mysql <text:line-break/><text:line-break/></text:span><text:span text:style-name="T5">Additionally on AIX, </text:span><text:span text:style-name="T14">update the mysql file permissions:<text:line-break/><text:line-break/></text:span><text:span text:style-name="T12">cd /usr/local/mysql</text:span></text:p>
          <text:p text:style-name="P63">chown -R mysql .</text:p>
          <text:p text:style-name="P62"><text:span text:style-name="T2">chgrp -R mysql .<text:line-break/><text:line-break/></text:span><text:soft-page-break/><text:span text:style-name="T5">On Linux: The mysql user id <text:s/>and group already exists, and the permissions are already correct when MySQL is installed. <text:s/></text:span></text:p>
          <text:p text:style-name="P66"/>
        </text:list-item>
        <text:list-item>
          <text:p text:style-name="P56"><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19">On Linux: <text:span text:style-name="T2">/usr/bin/mysql_install_db --user=mysql</text:span></text:p>
      <text:list xml:id="list32244368" text:continue-numbering="true" text:style-name="L2">
        <text:list-header>
          <text:p text:style-name="P51"/>
        </text:list-header>
        <text:list-item>
          <text:p text:style-name="P52"><text:reference-mark-start text:name="1.Edit server configuration file so that it runs in ASCI-QUOTES mode."/>Edit server configuration file so that it runs in <text:span text:style-name="T49">ANSI-QUOTES</text:span> mode.<text:reference-mark-end text:name="1.Edit server configuration file so that it runs in ASCI-QUOTES mode."/></text:p>
          <text:p text:style-name="P68"><text:line-break/>On AIX:<text:span text:style-name="T13"> cp /usr/local/mysql/support-files/my-large.cnf <text:s/>/etc/my.cnf</text:span></text:p>
          <text:p text:style-name="P69"><text:line-break/>Then on both AIX and Linux under the section:</text:p>
          <text:p text:style-name="P69"># The MySQL server</text:p>
          <text:p text:style-name="P69">[mysqld]</text:p>
          <text:p text:style-name="P69"/>
          <text:p text:style-name="P68"><text:span text:style-name="T15">add the following line:<text:line-break/><text:line-break/></text:span><text:span text:style-name="T13">sql_mode=ANSI_QUOTES </text:span></text:p>
          <text:p text:style-name="P70"/>
        </text:list-item>
        <text:list-item>
          <text:p text:style-name="P69">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69">For additional system variables that can be set <text:s/>go to: <text:line-break/></text:p>
          <text:p text:style-name="P69"><text:a xlink:type="simple" xlink:href="http://dev.mysql.com/doc/refman/5.1/en/server-system-variables.html#sysvar_max_connections">http://dev.mysql.com/doc/refman/5.1/en/server-system-variables.html#sysvar_max_connections</text:a></text:p>
        </text:list-item>
      </text:list>
      <text:p text:style-name="Default_20_Text"/>
      <text:list xml:id="list32259146" text:continue-numbering="true" text:style-name="L2">
        <text:list-item>
          <text:p text:style-name="P51">On AIX, update the data directory ownership permission to mysql. All other mysql install directories should be owned by root. </text:p>
        </text:list-item>
      </text:list>
      <text:p text:style-name="P21"><text:line-break/>cd /usr/local/mysql</text:p>
      <text:p text:style-name="P26">chown -R root .</text:p>
      <text:p text:style-name="P26">chown -R mysql data<text:line-break/><text:line-break/></text:p>
      <text:list xml:id="list32254932" text:continue-numbering="true" text:style-name="L2">
        <text:list-item>
          <text:p text:style-name="P62">Check ulimit settings.</text:p>
        </text:list-item>
      </text:list>
      <text:p text:style-name="P26"><text:line-break/>ulimit -a<text:line-break/>time(seconds) unlimited<text:line-break/><text:soft-page-break/>file(blocks) 2097151<text:line-break/>data(kbytes) 131072<text:line-break/>stack(kbytes) 32768<text:line-break/>memory(kbytes) 32768<text:line-break/>coredump(blocks) 2097151<text:line-break/>nofiles(descriptors) 2000<text:line-break/>threads(per process) unlimited </text:p>
      <text:p text:style-name="P26"/>
      <text:p text:style-name="P30"><text:span text:style-name="Source_20_Text"><text:span text:style-name="T7">If not unlimited, change the ulimit setting to unlimited, for this session. coredump is optional. </text:span></text:span></text:p>
      <text:p text:style-name="P30"><text:span text:style-name="Source_20_Text"><text:span text:style-name="T12"/></text:span></text:p>
      <text:p text:style-name="P30"><text:span text:style-name="Source_20_Text"><text:span text:style-name="T2">ulimit -m unlimited</text:span></text:span></text:p>
      <text:p text:style-name="P30"><text:span text:style-name="Source_20_Text"><text:span text:style-name="T2">ulimit -n unlimited</text:span></text:span></text:p>
      <text:p text:style-name="P30"><text:span text:style-name="Source_20_Text"><text:span text:style-name="T2">ulimit -d unlimited</text:span></text:span></text:p>
      <text:p text:style-name="P30"><text:span text:style-name="Source_20_Text"><text:span text:style-name="T2">ulimit -f unlimited</text:span></text:span></text:p>
      <text:p text:style-name="P30"><text:span text:style-name="Source_20_Text"><text:span text:style-name="T2">ulimit -s unlimited</text:span></text:span></text:p>
      <text:p text:style-name="P30"><text:span text:style-name="Source_20_Text"><text:span text:style-name="T2">ulimit -t unlimited</text:span></text:span></text:p>
      <text:p text:style-name="P19"><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6"><text:line-break/> <text:s text:c="7"/>fsize = -1</text:p>
      <text:p text:style-name="P26"><text:s text:c="8"/>core = -1</text:p>
      <text:p text:style-name="P26"><text:s text:c="8"/>cpu = -1</text:p>
      <text:p text:style-name="P26"><text:s text:c="8"/>data = -1</text:p>
      <text:p text:style-name="P26"><text:s text:c="8"/>rss = -1</text:p>
      <text:p text:style-name="P26"><text:s text:c="8"/>stack = -1</text:p>
      <text:p text:style-name="P26"><text:s text:c="8"/>nofiles = -1</text:p>
      <text:list xml:id="list32237632" text:continue-numbering="true" text:style-name="L2">
        <text:list-header>
          <text:p text:style-name="P51"/>
        </text:list-header>
        <text:list-item>
          <text:p text:style-name="P56"><text:reference-mark-start text:name="Start the MySQL server"/><text:span text:style-name="T28">Start the MySQL server</text:span><text:reference-mark-end text:name="Start the MySQL server"/><text:span text:style-name="T28"> </text:span><text:span text:style-name="T11">(running as root must use the --user option). <text:line-break/>On AIX: </text:span><text:span text:style-name="T12">/usr/local/mysql/</text:span><text:span text:style-name="T2">bin/mysqld_safe --user=mysql &amp; </text:span></text:p>
          <text:p text:style-name="P57"><text:s text:c="2"/>(may need to hit enter to get prompt back)</text:p>
        </text:list-item>
      </text:list>
      <text:p text:style-name="P19">On Linux: <text:line-break/><text:span text:style-name="T2">/usr/bin/mysqld_safe --user=mysql &amp;</text:span> <text:s/><text:line-break/>or<text:line-break/><text:span text:style-name="T2">service mysqld start <text:s text:c="2"/>(on sles service mysql start)</text:span></text:p>
      <text:p text:style-name="P26"/>
      <text:p text:style-name="P27">If you need to stop the MySQL server:</text:p>
      <text:p text:style-name="P27"/>
      <text:p text:style-name="P27">Note the mysql root id must have been setup, see below.</text:p>
      <text:p text:style-name="P28"/>
      <text:list xml:id="list32255776" text:continue-numbering="true" text:style-name="L2">
        <text:list-header>
          <text:p text:style-name="P56">On AIX: <text:span text:style-name="T2">/usr/local/mysql/bin/mysqladmin -u root -p shutdown</text:span></text:p>
          <text:p text:style-name="P56"><text:soft-page-break/>On Linux: <text:line-break/><text:span text:style-name="T2">/usr/bin/mysqladmin -u root -p shutdown</text:span></text:p>
        </text:list-header>
      </text:list>
      <text:p text:style-name="P31"><text:s text:c="12"/>or <text:span text:style-name="T8"><text:s text:c="3"/></text:span><text:span text:style-name="T4">service mysqld stop</text:span></text:p>
      <text:p text:style-name="P35"/>
      <text:list xml:id="list32231058" text:continue-numbering="true" text:style-name="L2">
        <text:list-header>
          <text:p text:style-name="P45">If command fails, </text:p>
          <text:p text:style-name="P56"><text:line-break/>On AIX, check the /usr/local/mysql/data/mn20.err file. </text:p>
        </text:list-header>
      </text:list>
      <text:p text:style-name="P31"><text:span text:style-name="T4"><text:s text:c="12"/>On Linux, check /var/log/mysqld.log.</text:span><text:span text:style-name="T2"><text:line-break/></text:span><text:span text:style-name="T11"> <text:s text:c="12"/></text:span></text:p>
      <text:list xml:id="list32250554" text:continue-numbering="true" text:style-name="L2">
        <text:list-item>
          <text:p text:style-name="P56">Setup MySQL to automatically start after a reboot of the Management Node.</text:p>
          <text:p text:style-name="P56"><text:line-break/>On AIX, add the following line before the xcatd line (so that it starts before it) in the /etc/inittab: </text:p>
          <text:p text:style-name="P56"><text:line-break/><text:span text:style-name="T2">mysql:2:once:/usr/local/mysql/bin/mysqld_safe --user=mysql &amp;</text:span> <text:line-break/>On Linux: <text:span text:style-name="T2">chkconfig mysqld on <text:s/>( on sles chkconfig mysql on)</text:span></text:p>
        </text:list-item>
      </text:list>
      <text:p text:style-name="P31"><text:s text:c="16"/></text:p>
      <text:list xml:id="list32236234" text:continue-numbering="true" text:style-name="L2">
        <text:list-item>
          <text:p text:style-name="P56">Set <text:s/>the MySQL root <text:s/>password in the MySQL database</text:p>
          <text:p text:style-name="P56"><text:line-break/>On AIX: <text:span text:style-name="T1">/usr/local/mysql/bin/mysqladmin -u root password 'new-password'</text:span><text:line-break/>On Linux: <text:span text:style-name="T1">/usr/bin/mysqladmin -u root password 'new-password'</text:span><text:line-break/></text:p>
          <text:p text:style-name="P56"><text:s text:c="9"/></text:p>
        </text:list-item>
        <text:list-item>
          <text:p text:style-name="P56"><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3"/>
      <text:list xml:id="list32227653" text:continue-numbering="true" text:style-name="L2">
        <text:list-item>
          <text:p text:style-name="P56"><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0"><text:span text:style-name="T5"><text:line-break/>mysql &gt;</text:span><text:span text:style-name="T2"> CREATE DATABASE xcatdb;<text:line-break/></text:span></text:p>
      <text:list xml:id="list32247102" text:continue-numbering="true" text:style-name="L2">
        <text:list-item>
          <text:p text:style-name="P56"><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59"/>
        </text:list-item>
        <text:list-item>
          <text:p text:style-name="P56"><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good name to use for your MN is the name in the master attribute of the site table. </text:span></text:p>
          <text:p text:style-name="P53">Names must be resolvable hostnames or ip addresses. <text:s/>So in our example, <text:s/>if you run host mn20, make sure it returns mn20 is xxx.xx.xx.xx. <text:s/>If it returns a <text:soft-page-break/>long host name sure as mn20.cluster.net is xxx.xx.xx.xx, <text:s text:c="2"/>then put both the long and short hostname in the database. <text:s/>We assume below the short hostname is resolved to the short hostname. </text:p>
          <text:p text:style-name="P53"/>
          <text:p text:style-name="P56"><text:span text:style-name="T31"><text:line-break/></text:span><text:span text:style-name="T30">mysql &gt; </text:span><text:span text:style-name="T31">GRANT ALL on xcatdb.* TO xcatadmin@mn20 IDENTIFIED BY 'xcat201';</text:span></text:p>
        </text:list-item>
      </text:list>
      <text:p text:style-name="P36"/>
      <text:list xml:id="list32248002" text:continue-numbering="true" text:style-name="L2">
        <text:list-header>
          <text:p text:style-name="P54">Next add all other nodes that need access to the database. <text:s text:c="2"/>Service Nodes are required for xCAT hierarchical support. <text:s/>Compute nodes may also need access depending on the application running.</text:p>
          <text:p text:style-name="P56"><text:span text:style-name="T2"><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8"/>
      <text:list xml:id="list32257764" text:continue-numbering="true" text:style-name="L2">
        <text:list-item>
          <text:p text:style-name="P56"><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51">Check system variables.<text:line-break/></text:p>
        </text:list-item>
      </text:list>
      <text:p text:style-name="P32"><text:s text:c="12"/>mysql &gt; <text:span text:style-name="T2">SHOW VARIABLES;</text:span></text:p>
      <text:list xml:id="list32259514" text:continue-numbering="true" text:style-name="L2">
        <text:list-header>
          <text:p text:style-name="P51"/>
        </text:list-header>
        <text:list-item>
          <text:p text:style-name="P51">Check the defined databases.<text:line-break/></text:p>
        </text:list-item>
      </text:list>
      <text:p text:style-name="P20">mysql &gt; <text:span text:style-name="T2">SHOW DATABASES;</text:span><text:line-break/><text:span text:style-name="T37">+--------------------+<text:line-break/>| Database <text:s text:c="10"/>|<text:line-break/>+--------------------+<text:line-break/>| information_schema |<text:line-break/>| mysql <text:s text:c="13"/>|<text:line-break/></text:span><text:soft-page-break/><text:span text:style-name="T37">| test <text:s text:c="14"/>|<text:line-break/>| xcatdb <text:s text:c="12"/>|<text:line-break/>+--------------------+</text:span></text:p>
      <text:list xml:id="list32234506" text:continue-numbering="true" text:style-name="L2">
        <text:list-header>
          <text:p text:style-name="P67"/>
        </text:list-header>
        <text:list-item>
          <text:p text:style-name="P51">The following shows you how to view the tables. At this point no tables have been defined in the xcatdb yet. Run again after the database is populated.</text:p>
        </text:list-item>
      </text:list>
      <text:p text:style-name="P22"><text:span text:style-name="T5"><text:line-break/>mysql &gt; </text:span>use xcatdb;</text:p>
      <text:p text:style-name="P19"><text:span text:style-name="T14">mysql &gt;</text:span><text:span text:style-name="T12"> SHOW TABLES;<text:line-break/></text:span><text:span text:style-name="T5">mysql &gt;</text:span><text:span text:style-name="T2"> DESCRIBE &lt;table name&gt;;</text:span></text:p>
      <text:p text:style-name="P37"/>
      <text:list xml:id="list32230742" text:continue-numbering="true" text:style-name="L2">
        <text:list-item>
          <text:p text:style-name="P56"><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xml:id="list32152822" text:style-name="L3">
        <text:list-item>
          <text:p text:style-name="P60">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4"/>
      <text:p text:style-name="P34"><text:s text:c="11"/>Note: if you get an error, like “Connection failure: IO::Socket::SSL: connect:</text:p>
      <text:p text:style-name="P34"><text:s text:c="10"/>Connection refused at....,” <text:s text:c="2"/>make sure your xcatd daemon is running. <text:s text:c="2"/></text:p>
      <text:list xml:id="list32253616" text:continue-numbering="true" text:style-name="L3">
        <text:list-header>
          <text:p text:style-name="P60"/>
        </text:list-header>
        <text:list-item>
          <text:p text:style-name="P60"><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60"/>
          <text:p text:style-name="P58">mysql:dbname=xcatdb;host=mn20|xcatadmin|xcat201</text:p>
          <text:p text:style-name="P60"><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1"><text:soft-page-break/></text:p>
      <text:list xml:id="list32251165" text:continue-numbering="true" text:style-name="L3">
        <text:list-header>
          <text:p text:style-name="P60">Finally change permissions on the file, <text:s/>so only root can read, to protect the password. <text:line-break/><text:span text:style-name="T2"><text:line-break/>chmod 0600 /etc/xcat/cfgloc </text:span></text:p>
          <text:p text:style-name="P60"/>
        </text:list-header>
        <text:list-item>
          <text:p text:style-name="P60">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58"/>
          <text:p text:style-name="P58">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4"/>
      <text:list xml:id="list32232412" text:continue-numbering="true" text:style-name="L3">
        <text:list-header>
          <text:p text:style-name="P60"/>
        </text:list-header>
        <text:list-item>
          <text:p text:style-name="P61">Start the xcatd daemon using the MySQL database.<text:line-break/><text:line-break/><text:span text:style-name="T5">On AIX: </text:span><text:span text:style-name="T41">restartxcatd</text:span><text:span text:style-name="T2"><text:line-break/></text:span><text:span text:style-name="T5">On Linux: </text:span><text:span text:style-name="T2">service xcatd restart <text:line-break/></text:span></text:p>
          <text:p text:style-name="P65"/>
          <text:p text:style-name="P64"/>
        </text:list-item>
        <text:list-item>
          <text:p text:style-name="P64">Test the database</text:p>
        </text:list-item>
      </text:list>
      <text:p text:style-name="P5"/>
      <text:p text:style-name="P5"><text:s text:c="12"/>tabdump site</text:p>
      <text:p text:style-name="P39"><text:s text:c="4"/></text:p>
      <text:p text:style-name="P6"/>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p>
      <text:p text:style-name="P15"/>
      <text:p text:style-name="P15">As of xCAT 2.3.1 or later, <text:s/>you can use mysqlsetup command in xCAT to perform the operations in steps 2 and 3 below. <text:s text:c="2"/>See manpage for mysqlsetup.<text:line-break/></text:p>
      <text:list xml:id="list32162956" text:style-name="L4">
        <text:list-item>
          <text:list>
            <text:list-item>
              <text:p text:style-name="P73">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text:span><text:soft-page-break/><text:span text:style-name="T18">included in </text:span><text:span text:style-name="T19">xcat-mysql-xxxx.tar.gz</text:span><text:span text:style-name="T18">. Both</text:span><text:span text:style-name="T19"> .gz</text:span><text:span text:style-name="T18"> files were downloaded when was set up the xCAT Management Node. To install the packages use the following </text:span><text:span text:style-name="T18">commands:<text:line-break/></text:span><text:span text:style-name="T18"><text:line-break/></text:span><text:span text:style-name="T19">rpm -i unixODBC-*<text:line-break/>rpm -i mysql-connector-odbc-*<text:line-break/><text:line-break/></text:span><text:span text:style-name="T23">On Linux: These packages come as part of the OS. <text:s/>Please make sure the following packages are installed on your management node. Please refer to </text:span><text:span text:style-name="T23">chapter 2.2.18 of the </text:span><text:a xlink:type="simple" xlink:href="https://xcat.svn.sourceforge.net/svnroot/xcat/xcat-core/trunk/xCAT-client/share/doc/xCAT2top.pdf">xCAT Top Doc</text:a><text:span text:style-name="T39"> for how to get packages from the distro.<text:line-break/></text:span><text:span text:style-name="T39"><text:line-break/>For RedHat and Fedora:<text:line-break/><text:line-break/></text:span><text:span text:style-name="T40">rpm -i unixODBC-*<text:line-break/></text:span><text:span text:style-name="T40">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73">To configure ODBC you need to make changes to the <text:span text:style-name="T2">odbcinst.ini and odbc.ini</text:span> files so that ODBC works with the xCAT database. First u<text:span text:style-name="T42">pdate the </text:span><text:span text:style-name="T3">odbcinst.ini</text:span><text:span text:style-name="T42"> file with the correct </text:span><text:span text:style-name="T2">libmyodbc#.so</text:span><text:span text:style-name="T5"> name.<text:line-break/><text:line-break/></text:span><text:span text:style-name="T23">On AIX, RH and Fedora:</text:span></text:p>
              <text:p text:style-name="P74"/>
              <text:p text:style-name="P73"><text:span text:style-name="T23">First find the ODBC driver. For AIX, RH and Fedora:<text:line-break/></text:span><text:span text:style-name="T19">rpm -ql mysql-connector-odbc<text:line-break/><text:line-break/>vi /etc/odbcinst.ini<text:line-break/></text:span><text:span text:style-name="T38">[MySQL]<text:line-break/>Description = ODBC for MySQL<text:line-break/>Driver <text:s text:c="5"/>= /usr/lib/libmyodbc3.so</text:span><text:span text:style-name="T24"><text:line-break/><text:line-break/></text:span><text:span text:style-name="T23">On SLES: </text:span></text:p>
              <text:p text:style-name="P74"/>
              <text:p text:style-name="P73"><text:span text:style-name="T23">First find the ODBC driver. For SLES:<text:line-break/></text:span><text:span text:style-name="T19">rpm -ql MyODBC-unixODBC <text:line-break/><text:line-break/>vi /etc/unixODBC/odbcinst.ini<text:line-break/></text:span><text:span text:style-name="T38">[MySQL]<text:line-break/></text:span><text:soft-page-break/><text:span text:style-name="T38">Description = ODBC for MySQL<text:line-break/>Driver <text:s text:c="5"/>= /usr/lib64/libmyodbc3.so</text:span><text:span text:style-name="T24"><text:line-break/><text:line-break/></text:span><text:span text:style-name="T23">Then update the </text:span><text:span text:style-name="T19">obdc.ini</text:span><text:span text:style-name="T23"> files with the DSN information for ODBC. <text:s/>Use SERVER, and DATABASE name as defined in the /etc/xcat/cfgloc file. DRIVER and PORT are fixed. <text:line-break/><text:line-break/></text:span><text:span text:style-name="T23">On AIX, RH and Fedora: <text:line-break/></text:span><text:span text:style-name="T19">vi /etc/odbc.ini</text:span></text:p>
              <text:p text:style-name="P73"><text:span text:style-name="T38">[xCATDB]<text:line-break/>Driver <text:s text:c="2"/>= MySQL<text:line-break/></text:span><text:span text:style-name="T38">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76">Put the xcatadmin id and password for xcatdb database on the root's home directory so that user root will not have to specify them when accessing the database through ODBC. <text:s/><text:span text:style-name="T5">The SERVER, DATABASE, USER and PASSWORD must match was <text:s/>put in the </text:span><text:span text:style-name="T2">/etc/xcat/cfgloc</text:span><text:span text:style-name="T5"> file. <text:line-break/> </text:span><text:line-break/><text:line-break/>v<text:span text:style-name="T43">i <text:s/>~/.odbc.ini</text:span></text:p>
              <text:p text:style-name="P78"><text:line-break/>[xCATDB]<text:line-break/>SERVER = mn20<text:line-break/>DATABASE = xcatdb<text:line-break/>USER <text:s text:c="4"/>= xcatadmin<text:line-break/>PASSWORD = xcat20l</text:p>
              <text:p text:style-name="P78"/>
              <text:p text:style-name="P76"><text:span text:style-name="T5">U</text:span>pdate the permissions <text:s/>for root only read of the file. <text:span text:style-name="T44"><text:line-break/><text:line-break/></text:span><text:span text:style-name="T45">chmod 0600 .odbc.ini</text:span><text:span text:style-name="T44"><text:line-break/></text:span></text:p>
            </text:list-item>
            <text:list-item>
              <text:p text:style-name="P75">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19"><text:soft-page-break/><text:span text:style-name="T5">AIX: </text:span><text:a xlink:type="simple" xlink:href="https://xcat.svn.sourceforge.net/svnroot/xcat/xcat-core/trunk/xCAT-client/share/doc/xCAT2onAIXUpdates.pdf"><text:span text:style-name="T2">xCAT2onAIXUpdates.pdf</text:span></text:a><text:span text:style-name="T2"><text:line-break/></text:span>Linux: <text:a xlink:type="simple" xlink:href="https://xcat.svn.sourceforge.net/svnroot/xcat/xcat-core/trunk/xCAT-client/share/doc/xCAT2-updatenode.pdf">xCAT2-updatenode.pdf</text:a></text:p>
      <text:p text:style-name="P19"><text:span text:style-name="T2"><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3"><text:line-break/>On AIX:</text:p>
      <text:p text:style-name="P24"><text:s text:c="4"/>xdcp service -v /etc/odbcinst.ini /etc/odbcinst.ini</text:p>
      <text:p text:style-name="P24"><text:s text:c="4"/>xdcp service <text:s/>-v /etc/odbc.ini /etc/odbc.ini</text:p>
      <text:p text:style-name="P24"><text:s text:c="4"/>xdcp service <text:s/>-v /.odbc.ini /.odbc.ini</text:p>
      <text:p text:style-name="P23"/>
      <text:p text:style-name="P23">On RH and Fedora:</text:p>
      <text:p text:style-name="P24"><text:s text:c="4"/>xdcp service -v /etc/odbcinst.ini <text:s/>/etc/odbcinst.ini</text:p>
      <text:p text:style-name="P24"><text:s text:c="4"/>xdcp service <text:s/>-v /etc/odbc.ini <text:s text:c="2"/>/etc/odbc.ini</text:p>
      <text:p text:style-name="P24"><text:s text:c="4"/>xdcp service <text:s/>-v /root/.odbc.ini <text:s text:c="2"/>/root/.odbc.ini</text:p>
      <text:p text:style-name="P24"/>
      <text:p text:style-name="P23">On SLES</text:p>
      <text:p text:style-name="P24"><text:s text:c="4"/>xdcp service <text:s/>-v /etc/unixODBC/odbcinst.ini <text:s text:c="3"/>/etc/unixODBC/odbcinst.ini</text:p>
      <text:p text:style-name="P24"><text:s text:c="4"/>xdcp service <text:s/>-v /etc/unixODBC/odbc.ini <text:s text:c="4"/>/etc/unixODBC/odbc.ini</text:p>
      <text:p text:style-name="P24"><text:s text:c="4"/>xdcp service <text:s/>-v /root/.odbc.ini <text:s text:c="3"/>/root/.odbc.ini</text:p>
      <text:p text:style-name="P8"/>
      <text:list xml:id="list32259421" text:continue-numbering="true" text:style-name="L4">
        <text:list-item>
          <text:list>
            <text:list-item>
              <text:p text:style-name="P73"><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73"><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77"><text:line-break/></text:p>
            </text:list-item>
          </text:list>
        </text:list-item>
      </text:list>
      <text:p text:style-name="P41"/>
      <text:p text:style-name="P41"><text:s text:c="16"/>/usr/local/bin/isql -v xcatdb</text:p>
      <text:p text:style-name="P41"/>
      <text:p text:style-name="P29">+--------------------+<text:line-break/>| Connected! <text:s text:c="8"/>|<text:line-break/>| <text:s text:c="19"/>|<text:line-break/>| sql-statement <text:s text:c="5"/>|<text:line-break/>| help[tablename] <text:s text:c="3"/>|<text:line-break/>| quit <text:s text:c="14"/>|<text:line-break/>+--------------------+</text:p>
      <text:p text:style-name="P41"><text:span text:style-name="T37"><text:s text:c="32"/></text:span><text:s text:c="11"/></text:p>
      <text:p text:style-name="P41"><text:s text:c="17"/><text:span text:style-name="T29">SQL&gt; <text:s/>SHOW TABLES;</text:span> <text:s/></text:p>
      <text:p text:style-name="P41"/>
      <text:p text:style-name="P29">+--------------------+<text:line-break/>| Tables_in_xcatdb <text:s text:c="2"/>|<text:line-break/>|--------------------|<text:line-break/>| . <text:s text:c="17"/>|<text:line-break/>| networks <text:s text:c="10"/>|</text:p>
      <text:p text:style-name="P29"><text:soft-page-break/>| nodelist <text:s text:c="10"/>|</text:p>
      <text:p text:style-name="P29">| site <text:s text:c="14"/>|<text:line-break/>| . <text:s text:c="17"/>|</text:p>
      <text:p text:style-name="P29">| . <text:s text:c="17"/>|<text:line-break/>+--------------------+</text:p>
      <text:p text:style-name="P29"/>
      <text:p text:style-name="P29"/>
      <text:p text:style-name="P29"/>
      <text:p text:style-name="P29">SQL&gt; DESCRIBE site;</text:p>
      <text:p text:style-name="P29">+----------+--------------+------+-----+---------+-------+</text:p>
      <text:p text:style-name="P29">| Field <text:s text:c="3"/>| Type <text:s text:c="8"/>| Null | Key | Default | Extra |</text:p>
      <text:p text:style-name="P29">+----------+--------------+------+-----+---------+-------+</text:p>
      <text:p text:style-name="P29">| key <text:s text:c="5"/>| varchar(128) | NO <text:s text:c="2"/>| PRI | <text:s text:c="8"/>| <text:s text:c="6"/>|</text:p>
      <text:p text:style-name="P29">| value <text:s text:c="3"/>| text <text:s text:c="8"/>| YES <text:s/>| <text:s text:c="4"/>| NULL <text:s text:c="3"/>| <text:s text:c="6"/>|</text:p>
      <text:p text:style-name="P29">| comments | text <text:s text:c="8"/>| YES <text:s/>| <text:s text:c="4"/>| NULL <text:s text:c="3"/>| <text:s text:c="6"/>|</text:p>
      <text:p text:style-name="P29">| disable <text:s/>| text <text:s text:c="8"/>| YES <text:s/>| <text:s text:c="4"/>| NULL <text:s text:c="3"/>| <text:s text:c="6"/>|</text:p>
      <text:p text:style-name="P29">+----------+--------------+------+-----+---------+-------+</text:p>
      <text:p text:style-name="P41"><text:s text:c="10"/></text:p>
      <text:p text:style-name="P40"><text:span text:style-name="T2"><text:line-break/> <text:s text:c="18"/></text:span><text:span text:style-name="T32">SQL</text:span><text:span text:style-name="T34"> &gt;</text:span><text:span text:style-name="T33"> quit;</text:span></text:p>
      <text:p text:style-name="P24"/>
      <text:p text:style-name="P25"/>
      <text:h text:style-name="P80" text:outline-level="2">Removing MySQL xcatd database</text:h>
      <text:p text:style-name="P3"/>
      <text:list xml:id="list32154921" text:style-name="L5">
        <text:list-item>
          <text:list>
            <text:list-item>
              <text:p text:style-name="P48">To remove the database, <text:s/>first do a backup.<text:line-break/><text:line-break/><text:span text:style-name="T2">mkdir -p ~/xcat-dbback<text:line-break/>dumpxCATdb -p ~/xcat-dbback</text:span></text:p>
            </text:list-item>
            <text:list-item>
              <text:p text:style-name="P48">stop the xcatd daemon</text:p>
            </text:list-item>
            <text:list-item>
              <text:p text:style-name="P48">Now remove the database. <text:s text:c="2"/><text:line-break/><text:line-break/>On AIX:<text:span text:style-name="T2">/usr/local/mysql/bin/mysql <text:s/>-u root -p<text:line-break/></text:span><text:span text:style-name="T6">On Linux</text:span><text:span text:style-name="T3">: /usr/bin/mysql -u root -p</text:span></text:p>
            </text:list-item>
            <text:list-item>
              <text:p text:style-name="P48">Remove the database.</text:p>
              <text:p text:style-name="P48">mysql&gt; <text:span text:style-name="T2">drop database xcatdb; </text:span></text:p>
            </text:list-item>
            <text:list-item>
              <text:p text:style-name="P48">remove /etc/xcat/cfgloc file ( points xCAT to MySQL)</text:p>
            </text:list-item>
            <text:list-item>
              <text:p text:style-name="P48">Install the MySQL database into SQLite</text:p>
              <text:p text:style-name="P49">XCATBYPASS=1 restorexCATdb -p ~/xcat-dbback</text:p>
            </text:list-item>
            <text:list-item>
              <text:p text:style-name="P48">start xcatd</text:p>
            </text:list-item>
            <text:list-item>
              <text:p text:style-name="P48">If you wish to remove all MySQL <text:s/>use the rpm -e command at this point.</text:p>
            </text:list-item>
          </text:list>
        </text:list-item>
      </text:list>
      <text:p text:style-name="Default_20_Text"/>
      <text:h text:style-name="P80" text:outline-level="2"><text:soft-page-break/>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xml:id="list32151671" text:style-name="L6">
        <text:list-item>
          <text:list>
            <text:list-item>
              <text:p text:style-name="P71">Backup your database. Refer to section <text:span text:style-name="T22">1.3 Migrate xCAT data to MySQL.</text:span><text:line-break/></text:p>
            </text:list-item>
            <text:list-item>
              <text:p text:style-name="P71">Stop the MySQL. Refer to section <text:span text:style-name="T2">1.2 Configure MySQL</text:span>.<text:line-break/></text:p>
            </text:list-item>
            <text:list-item>
              <text:p text:style-name="P71">Stop xcatd daemon.<text:line-break/><text:line-break/><text:span text:style-name="T46">On AIX: </text:span><text:span text:style-name="T48">stopsrc -s xcatd</text:span><text:span text:style-name="T2"><text:line-break/></text:span><text:span text:style-name="T46">On Linux: </text:span><text:span text:style-name="T2">service xcatd stop<text:line-break/></text:span></text:p>
            </text:list-item>
            <text:list-item>
              <text:p text:style-name="P71">Unlink the previous version of MySQL.<text:line-break/><text:line-break/><text:span text:style-name="T2">cd /usr/local<text:line-break/>rm mysql</text:span><text:line-break/></text:p>
            </text:list-item>
            <text:list-item>
              <text:p text:style-name="P71">Download the latest MySQL as indicated section <text:span text:style-name="T2">1.1 Install MySQL</text:span>.<text:line-break/></text:p>
            </text:list-item>
            <text:list-item>
              <text:p text:style-name="P71">Follow the entire install process outlined in sections <text:span text:style-name="T2">1.1 Install MySQL</text:span><text:span text:style-name="T5"> and</text:span><text:span text:style-name="T2"> 1.2 Configure MySQL</text:span>. You do not need to create the mysql id or group on AIX, since they already exist. You will need to create the /etc/my.cnf file.<text:line-break/></text:p>
            </text:list-item>
            <text:list-item>
              <text:p text:style-name="P71"><text:s/>Restore your database and start xcatd as you did in section <text:span text:style-name="T22">1.3 Migrate xCAT data to MySQL.<text:line-break/></text:span></text:p>
            </text:list-item>
            <text:list-item>
              <text:p text:style-name="P71">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list xml:id="list32140941" text:style-name="L7">
        <text:list-header>
          <text:p text:style-name="P47"/>
        </text:list-header>
      </text:list>
      <text:h text:style-name="P80" text:outline-level="2">References</text:h>
      <text:p text:style-name="P4"/>
      <text:list xml:id="list32132820" text:style-name="L8">
        <text:list-item>
          <text:p text:style-name="P79"><text:a xlink:type="simple" xlink:href="http://www.pantz.org/software/mysql/mysqlcommands.html">http://www.pantz.org/software/mysql/mysqlcommands.html</text:a></text:p>
        </text:list-item>
        <text:list-item>
          <text:p text:style-name="P79"><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cm" fo:margin-right="0cm" fo:margin-top="0cm" fo:margin-bottom="0cm" style:wrap="run-through" style:number-wrapped-paragraphs="no-limit" style:vertical-pos="top" style:vertical-rel="paragraph-content" style:horizontal-pos="right" style:horizontal-rel="paragraph-content" fo:padding="0cm" fo:border="none"/>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998cm" draw:z-index="4"><draw:text-box fo:min-height="0.499cm"><text:p text:style-name="MP1"><text:page-number text:select-page="current">14</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ySQL Setup</dc:title>
    <meta:initial-creator>IBM_USER</meta:initial-creator>
    <meta:creation-date>2008-02-27T15:09:00</meta:creation-date>
    <dc:creator>XiaoPeng Wang</dc:creator>
    <dc:date>2009-12-03T12:13:53.72</dc:date>
    <meta:print-date>2009-10-27T14:28:32</meta:print-date>
    <meta:editing-cycles>437</meta:editing-cycles>
    <meta:editing-duration>PT130H16M43S</meta:editing-duration>
    <meta:document-statistic meta:table-count="0" meta:image-count="0" meta:object-count="0" meta:page-count="14" meta:paragraph-count="207" meta:word-count="2864" meta:character-count="18825"/>
    <meta:user-defined meta:name="Info 1"/>
    <meta:user-defined meta:name="Info 2"/>
    <meta:user-defined meta:name="Info 3"/>
    <meta:user-defined meta:name="Info 4"/>
  </office:meta>
</office:document-meta>
</file>